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9">
            <text:p>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">
            <text:p>1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0">
            <text:p>5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3">
            <text:p>1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46">
            <text:p>1546</text:p>
          </table:table-cell>
          <table:table-cell table:style-name="ce22" office:value-type="float" office:value="40">
            <text:p>4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5">
            <text:p>6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0">
            <text:p>1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4">
            <text:p>2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15">
            <text:p>1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9">
            <text:p>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27">
            <text:p>3627</text:p>
          </table:table-cell>
          <table:table-cell table:style-name="ce22" office:value-type="float" office:value="373">
            <text:p>37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61">
            <text:p>6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59">
            <text:p>2359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30">
            <text:p>3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03">
            <text:p>1203</text:p>
          </table:table-cell>
          <table:table-cell table:style-name="ce22" office:value-type="float" office:value="94">
            <text:p>9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91">
            <text:p>6991</text:p>
          </table:table-cell>
          <table:table-cell table:style-name="ce22" office:value-type="float" office:value="2777">
            <text:p>277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066">
            <text:p>13066</text:p>
          </table:table-cell>
          <table:table-cell table:style-name="ce22" office:value-type="float" office:value="3066">
            <text:p>306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693">
            <text:p>16693</text:p>
          </table:table-cell>
          <table:table-cell table:style-name="ce22" office:value-type="float" office:value="3439">
            <text:p>3439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